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h text:outline-level="1" text:style-name="Heading-1">Tu inicio</text:h>
      <text:h text:outline-level="1" text:style-name="Heading-1"/>
      <text:p text:style-name="Normal">Antes de hablar de lo que te espera en la vida te cuento un poco de como llegaste a este mundo.</text:p>
      <text:p text:style-name="Normal"/>
      <text:p text:style-name="Normal">Todo comenzó un viernes al llegar al departamento que rentamos tu mamá y yo, parecía ser un día normal, me encontraba un poco alcoholizado pues en donde trabajo acostumbramos a tomarnos unas cervezas al terminar la semana. Al abrir la puerta y entrar estaba tu mamá esperándome con una prueba de embarazo barata de farmacia con resultado positivo, al principio no lo creí, dudo de la precisión de esas pruebas por lo que fuimos por otra un poco más cara que se veía más confiable. Esas pruebas de farmacia son pruebas de orina por lo que tuvimos que esperar a que tu mamá tuviera ganas de ir al baño, mientras tanto seguí tomándome unas cervezas con unos amigos, no aguanté el secreto y les conté, comenzaron a felicitarme pero yo les decía que no lo hicieran, que no era algo seguro. Después de una o dos horas volvió a salir tu mamá diciendo que la nueva prueba resultó positiva, hasta ese momento yo seguía sin creerlo, estaban más emocionados mis amigos abrazándome y festejando, le dije a tu mamá que hiciéramos una prueba de sangre en la mañana del día siguiente, ese tipo de prueba es más confiable.</text:p>
      <text:p text:style-name="Normal"/>
      <text:p text:style-name="Normal">Al día siguiente tu mamá fue muy temprano a hacerse la prueba, yo no pude ir por que tenía que impartir un curso. Aun no salía del departamento cuando me habló tu mamá y me dijo que sí estaba embarazada, en ese momento ya lo creí y entré en una especie de trance que me duró todo el día, anduve distraido incluso tuve que mencionarle a las personas del curso que me disculparan si perdía el hilo de lo que estaba diciendo y les expliqué la razón.</text:p>
      <text:p text:style-name="Normal"/>
      <text:p text:style-name="Normal">Cuando regresé al departamento le di unas flores a tu mamá y repetí decenas de veces “voy a ser papá, voy a ser papá”. Una parte de mi aun no lo creía y tu mamá me preguntaba si no estaba contento por que me quedaba serio pero es que era un sentimiento nuevo, estaba cerca de ser padre, mi vida cambiaría por siempre.</text:p>
      <text:p text:style-name="Normal"/>
      <text:p text:style-name="Normal">Definitivamente teníamos que festejar, invitamos a algunos amigos a un restaurante, ahí comprobé que algo no estaba bien con mi cuerpo, apenas llevaba tres cervezas y me sentía tan borracho como si tuviera todo el día tomando, recuerdo que un niño me miraba, seguramente era sugestión pero empezaba a sentir un lazo con los niños. Siempre he considerado que tengo mucho control de mis emociones pero ese día me estaban ganando.</text:p>
      <text:p text:style-name="Normal"/>
      <text:p text:style-name="Normal">En nuestra primer cita con el doctor que fue a los pocos días de enterarnos resultó que ya hacía tres semanas que estabas empezando a formarte, recientemente tu mamá y yo cumplíamos 3 años de casados y sin saber de ti fuimos de luna de miel a la Riviera Maya y la pasamos muy bien, tu mamá hasta se subió a un toro mecánico, probablemente estuvimos cerca de perderte sin saberlo. En esta primer cita vimos y escuchamos latir tu corazón, fue muy impresionante para mí, no sabía que tan pronto ya tendrías un corazón latiendo, ahora entiendo por que se lucha tanto contra el aborto, el corazón es de los primeros órganos en desarrollarse.</text:p>
      <text:p text:style-name="Normal"/>
      <text:p text:style-name="Normal">A partir de esos días mi vida cambió de camino por una calle en la que caminaré por siempre contigo.</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